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d13" officeooo:paragraph-rsid="0004ed13"/>
    </style:style>
    <style:style style:name="P2" style:family="paragraph" style:parent-style-name="Standard">
      <style:text-properties officeooo:rsid="000639d3" officeooo:paragraph-rsid="00063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nkins Set Up</text:p>
      <text:p text:style-name="P1"/>
      <text:p text:style-name="P1">sudo yum -y update</text:p>
      <text:p text:style-name="P1"><text:s text:c="4"/>3 <text:s/>sudo amazon-linux-extras install java-openjdk11</text:p>
      <text:p text:style-name="P1"><text:s text:c="4"/>4 <text:s/>sudo tee /etc/yum.repos.d/jenkins.repo&lt;&lt;EOF</text:p>
      <text:p text:style-name="P1">[jenkins]</text:p>
      <text:p text:style-name="P1">name=Jenkins</text:p>
      <text:p text:style-name="P1">baseurl=http://pkg.jenkins.io/redhat</text:p>
      <text:p text:style-name="P1">gpgcheck=0</text:p>
      <text:p text:style-name="P1">EOF</text:p>
      <text:p text:style-name="P1"/>
      <text:p text:style-name="P1"><text:s text:c="4"/>5 <text:s/>sudo rpm --import https://jenkins-ci.org/redhat/jenkins-ci.org.key</text:p>
      <text:p text:style-name="P1"><text:s text:c="4"/>6 <text:s/>sudo yum repolist</text:p>
      <text:p text:style-name="P1"><text:s text:c="4"/>7 <text:s/>sudo yum install jenkins</text:p>
      <text:p text:style-name="P1"><text:s text:c="4"/>8 <text:s/>sudo systemctl status jenkins</text:p>
      <text:p text:style-name="P1"><text:s text:c="4"/>9 <text:s/>sudo systemctl start jenkins</text:p>
      <text:p text:style-name="P1"><text:s text:c="3"/>10 <text:s/>sudo systemctl status jenkins</text:p>
      <text:p text:style-name="P1"><text:s text:c="3"/>11 <text:s/>amazon-linux-extras install docker -y</text:p>
      <text:p text:style-name="P1"><text:s text:c="3"/>12 <text:s/>usermod -aG docker $USER</text:p>
      <text:p text:style-name="P1"><text:s text:c="3"/>13 <text:s/>yum install git</text:p>
      <text:p text:style-name="P1"><text:s text:c="3"/>14 <text:s/>cat /var/lib/jenkins/secrets/initialAdminPassword</text:p>
      <text:p text:style-name="P1"><text:s text:c="3"/>15 <text:s/>cd /var/lib/jenkins/secrets</text:p>
      <text:p text:style-name="P1"><text:s text:c="3"/>16 <text:s/>ls </text:p>
      <text:p text:style-name="P1"><text:s text:c="3"/>17 <text:s/>cd</text:p>
      <text:p text:style-name="P1"><text:s text:c="3"/>18 <text:s/>sudermod -aG docker jenkins</text:p>
      <text:p text:style-name="P1"><text:s text:c="3"/>19 <text:s/>usermod -aG docker jenkins</text:p>
      <text:p text:style-name="P1"><text:s text:c="3"/>20 <text:s/>passwd root</text:p>
      <text:p text:style-name="P1"><text:s text:c="3"/>21 <text:s/>passwd ec2-user</text:p>
      <text:p text:style-name="P1"><text:s text:c="3"/>22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3:34:56.522270904</meta:creation-date>
    <dc:date>2022-08-30T13:57:12.549041724</dc:date>
    <meta:editing-duration>PT1M5S</meta:editing-duration>
    <meta:editing-cycles>1</meta:editing-cycles>
    <meta:document-statistic meta:table-count="0" meta:image-count="0" meta:object-count="0" meta:page-count="1" meta:paragraph-count="27" meta:word-count="93" meta:character-count="768" meta:non-whitespace-character-count="615"/>
    <meta:generator>LibreOffice/6.4.7.2$Linux_X86_64 LibreOffice_project/40$Build-2</meta:generator>
  </office:meta>
</office:document-meta>
</file>